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feeb4e">
      <style:text-properties style:text-position="super"/>
    </style:style>
    <style:style style:family="text" style:name="a44b023">
      <style:text-properties fo:color="#FF0000" style:text-position="super"/>
    </style:style>
    <style:style style:family="text" style:name="aeb9086">
      <style:text-properties fo:color="#00FF00"/>
    </style:style>
    <style:style style:family="text" style:name="a336af3">
      <style:text-properties fo:color="#00FF00"/>
    </style:style>
    <style:style style:family="text" style:name="a029ae9">
      <style:text-properties fo:color="#00FF00"/>
    </style:style>
    <style:style style:family="text" style:name="af102bd">
      <style:text-properties fo:color="#00FF00"/>
    </style:style>
    <style:style style:family="text" style:name="a527f27">
      <style:text-properties style:text-position="super"/>
    </style:style>
    <style:style style:family="text" style:name="aad2f75">
      <style:text-properties fo:color="#FF0000"/>
    </style:style>
    <style:style style:family="text" style:name="a9d4327">
      <style:text-properties fo:color="#00FF00"/>
    </style:style>
    <style:style style:family="text" style:name="a2d73cf">
      <style:text-properties fo:color="#00FF00"/>
    </style:style>
    <style:style style:family="text" style:name="a6bed2b">
      <style:text-properties fo:color="#00FF00"/>
    </style:style>
    <style:style style:family="text" style:name="a24e075">
      <style:text-properties fo:color="#FF0000" style:text-position="super"/>
    </style:style>
    <style:style style:family="text" style:name="a9cb149">
      <style:text-properties fo:color="#00FF00"/>
    </style:style>
    <style:style style:family="text" style:name="ad7398f">
      <style:text-properties fo:color="#FF0000"/>
    </style:style>
    <style:style style:family="text" style:name="ae19718">
      <style:text-properties fo:color="#00FF00"/>
    </style:style>
    <style:style style:family="text" style:name="ab933aa">
      <style:text-properties fo:color="#00FF00"/>
    </style:style>
    <style:style style:family="text" style:name="ac4cabb">
      <style:text-properties style:text-position="super"/>
    </style:style>
    <style:style style:family="text" style:name="a738455">
      <style:text-properties fo:color="#FF0000"/>
    </style:style>
    <style:style style:family="text" style:name="aee31b9">
      <style:text-properties fo:color="#FF0000"/>
    </style:style>
    <style:style style:family="text" style:name="a5c95f2">
      <style:text-properties fo:color="#00FF00"/>
    </style:style>
    <style:style style:family="text" style:name="a3c6d57">
      <style:text-properties fo:color="#00FF00"/>
    </style:style>
    <style:style style:family="text" style:name="adc0d94">
      <style:text-properties fo:color="#FF0000"/>
    </style:style>
    <style:style style:family="text" style:name="a5f7147">
      <style:text-properties fo:color="#00FF00"/>
    </style:style>
    <style:style style:family="text" style:name="aff3cf4">
      <style:text-properties fo:color="#00FF00"/>
    </style:style>
    <style:style style:family="text" style:name="ac57ef7">
      <style:text-properties fo:color="#FF0000"/>
    </style:style>
    <style:style style:family="text" style:name="add51b6">
      <style:text-properties fo:color="#00FF00"/>
    </style:style>
    <style:style style:family="text" style:name="a01eadd">
      <style:text-properties/>
    </style:style>
    <style:style style:family="text" style:name="ae0d6ab">
      <style:text-properties fo:color="#FF0000"/>
    </style:style>
    <style:style style:family="text" style:name="a38d25a">
      <style:text-properties fo:color="#00FF00"/>
    </style:style>
    <style:style style:family="text" style:name="a092abe">
      <style:text-properties fo:color="#FF0000"/>
    </style:style>
    <style:style style:family="text" style:name="a51164b">
      <style:text-properties fo:color="#00FF00"/>
    </style:style>
    <style:style style:family="text" style:name="a2d2caa">
      <style:text-properties fo:color="#FF0000"/>
    </style:style>
    <style:style style:family="text" style:name="aa7c74b">
      <style:text-properties fo:color="#00FF00"/>
    </style:style>
    <style:style style:family="text" style:name="af7c1be">
      <style:text-properties fo:color="#FF0000"/>
    </style:style>
    <style:style style:family="text" style:name="a1af62a">
      <style:text-properties fo:color="#FF0000"/>
    </style:style>
    <style:style style:family="text" style:name="a0a513e">
      <style:text-properties fo:color="#00FF00"/>
    </style:style>
    <style:style style:family="text" style:name="a86cc32">
      <style:text-properties/>
    </style:style>
    <style:style style:family="text" style:name="a800d22">
      <style:text-properties fo:color="#FF0000"/>
    </style:style>
    <style:style style:family="text" style:name="a342c45">
      <style:text-properties fo:color="#FF0000"/>
    </style:style>
    <style:style style:family="text" style:name="a1a2c59">
      <style:text-properties fo:color="#FF0000"/>
    </style:style>
    <style:style style:family="text" style:name="a5d26d7">
      <style:text-properties fo:color="#00FF00"/>
    </style:style>
    <style:style style:family="text" style:name="a1851bb">
      <style:text-properties fo:color="#FF0000" style:text-position="super"/>
    </style:style>
    <style:style style:family="text" style:name="a5e8055">
      <style:text-properties fo:color="#00FF00"/>
    </style:style>
    <style:style style:family="text" style:name="a247e51">
      <style:text-properties fo:color="#00FF00"/>
    </style:style>
    <style:style style:family="text" style:name="aa7aa8b">
      <style:text-properties fo:color="#00FF00"/>
    </style:style>
    <style:style style:family="text" style:name="a8e5caf">
      <style:text-properties fo:color="#FF0000"/>
    </style:style>
    <style:style style:family="text" style:name="a211f09">
      <style:text-properties style:text-position="super"/>
    </style:style>
    <style:style style:family="text" style:name="a29ae70">
      <style:text-properties fo:color="#FF0000"/>
    </style:style>
    <style:style style:family="text" style:name="ae5419a">
      <style:text-properties fo:color="#00FF00"/>
    </style:style>
    <style:style style:family="text" style:name="a9e6c27">
      <style:text-properties fo:color="#00FF00"/>
    </style:style>
    <style:style style:family="text" style:name="a87175f">
      <style:text-properties fo:color="#FF0000"/>
    </style:style>
    <style:style style:family="text" style:name="a81fb49">
      <style:text-properties fo:color="#FF0000" style:text-position="super"/>
    </style:style>
    <style:style style:family="text" style:name="a25700b">
      <style:text-properties fo:color="#00FF00"/>
    </style:style>
    <style:style style:family="text" style:name="a9efcda">
      <style:text-properties fo:color="#FF0000"/>
    </style:style>
    <style:style style:family="text" style:name="a85dc51">
      <style:text-properties fo:color="#00FF00"/>
    </style:style>
    <style:style style:family="text" style:name="ae7e2f1">
      <style:text-properties fo:color="#FF0000"/>
    </style:style>
    <style:style style:family="text" style:name="aea35aa">
      <style:text-properties style:text-position="super"/>
    </style:style>
    <style:style style:family="text" style:name="a7ef25f">
      <style:text-properties fo:color="#FF0000"/>
    </style:style>
    <style:style style:family="text" style:name="a32d0c8">
      <style:text-properties fo:color="#FF0000"/>
    </style:style>
    <style:style style:family="text" style:name="a5fd8f5">
      <style:text-properties fo:color="#00FF00"/>
    </style:style>
    <style:style style:family="text" style:name="abff57b">
      <style:text-properties fo:color="#FF0000"/>
    </style:style>
    <style:style style:family="text" style:name="ab2d051">
      <style:text-properties fo:color="#FF0000"/>
    </style:style>
    <style:style style:family="text" style:name="aec23ec">
      <style:text-properties fo:color="#00FF00"/>
    </style:style>
    <style:style style:family="text" style:name="adaa025">
      <style:text-properties fo:color="#00FF00"/>
    </style:style>
    <style:style style:family="text" style:name="a974859">
      <style:text-properties fo:color="#FF0000"/>
    </style:style>
    <style:style style:family="text" style:name="a64fa4c">
      <style:text-properties fo:color="#FF0000"/>
    </style:style>
    <style:style style:family="text" style:name="a2e83bb">
      <style:text-properties/>
    </style:style>
    <style:style style:family="text" style:name="a32de3d">
      <style:text-properties fo:color="#FF0000"/>
    </style:style>
    <style:style style:family="text" style:name="aade105">
      <style:text-properties fo:color="#00FF00"/>
    </style:style>
    <style:style style:family="text" style:name="a4c30a8">
      <style:text-properties fo:color="#FF0000"/>
    </style:style>
    <style:style style:family="text" style:name="afe6bef">
      <style:text-properties fo:color="#FF0000"/>
    </style:style>
    <style:style style:family="text" style:name="ac1bf44">
      <style:text-properties fo:color="#FF0000"/>
    </style:style>
    <style:style style:family="text" style:name="aace76d">
      <style:text-properties fo:color="#00FF00"/>
    </style:style>
    <style:style style:family="text" style:name="af2c018">
      <style:text-properties fo:color="#FF0000"/>
    </style:style>
    <style:style style:family="text" style:name="a911740">
      <style:text-properties fo:color="#FF0000"/>
    </style:style>
    <style:style style:family="text" style:name="a39bed6">
      <style:text-properties fo:color="#FF0000"/>
    </style:style>
    <style:style style:family="text" style:name="a947157">
      <style:text-properties fo:color="#FF0000"/>
    </style:style>
    <style:style style:family="text" style:name="af81a09">
      <style:text-properties fo:color="#FF0000"/>
    </style:style>
    <style:style style:family="text" style:name="a3e58e3">
      <style:text-properties fo:color="#FF0000"/>
    </style:style>
    <style:style style:family="text" style:name="ac1ed2a">
      <style:text-properties fo:color="#FF0000"/>
    </style:style>
  </office:automatic-styles>
  <office:body>
    <office:text>
      <text:p>TEST ALL INNER AND OUTER SPAN COMBINATIONS</text:p>
      <text:p>There are the binar flags: OuterHasTemplate OuterHasAuto InnerHasTemplate InnerHasAuto</text:p>
      <text:p>00: <text:span text:style-name="ac1ed2a">"outer:parent italic"</text:span> <text:span text:style-name="a3e58e3">"outer:auto super"</text:span> <text:span text:style-name="af81a09">"inner:parent backg."</text:span> <text:span text:style-name="a947157">"inner:auto red"</text:span></text:p>
      <text:p><text:s/>normal<text:s/><text:line-break/></text:p>
      <text:p>01: <text:span text:style-name="a39bed6">"outer:parent italic"</text:span> <text:span text:style-name="a911740">"outer:auto super"</text:span> <text:span text:style-name="af2c018">"inner:parent backg."</text:span> <text:span text:style-name="aace76d">"inner:auto red"</text:span></text:p>
      <text:p><text:span text:style-name="ac1bf44"><text:s/>red<text:s/></text:span><text:line-break/></text:p>
      <text:p>02: <text:span text:style-name="afe6bef">"outer:parent italic"</text:span> <text:span text:style-name="a4c30a8">"outer:auto super"</text:span> <text:span text:style-name="aade105">"inner:parent backg."</text:span> <text:span text:style-name="a32de3d">"inner:auto red"</text:span></text:p>
      <text:p><text:span text:style-name="a2e83bb"><text:s/>yellow background<text:s/></text:span><text:line-break/></text:p>
      <text:p>03: <text:span text:style-name="a64fa4c">"outer:parent italic"</text:span> <text:span text:style-name="a974859">"outer:auto super"</text:span> <text:span text:style-name="adaa025">"inner:parent backg."</text:span> <text:span text:style-name="aec23ec">"inner:auto red"</text:span></text:p>
      <text:p><text:span text:style-name="ab2d051"><text:s/>yellow background and red color<text:s/></text:span><text:line-break/></text:p>
      <text:p>04: <text:span text:style-name="abff57b">"outer:parent italic"</text:span> <text:span text:style-name="a5fd8f5">"outer:auto super"</text:span> <text:span text:style-name="a32d0c8">"inner:parent backg."</text:span> <text:span text:style-name="a7ef25f">"inner:auto red"</text:span></text:p>
      <text:p><text:span text:style-name="aea35aa"><text:s/>super<text:s/></text:span><text:line-break/></text:p>
      <text:p>05: <text:span text:style-name="ae7e2f1">"outer:parent italic"</text:span> <text:span text:style-name="a85dc51">"outer:auto super"</text:span> <text:span text:style-name="a9efcda">"inner:parent backg."</text:span> <text:span text:style-name="a25700b">"inner:auto red"</text:span></text:p>
      <text:p><text:span text:style-name="a81fb49"><text:s/>super and red<text:s/></text:span><text:line-break/></text:p>
      <text:p>06: <text:span text:style-name="a87175f">"outer:parent italic"</text:span> <text:span text:style-name="a9e6c27">"outer:auto super"</text:span> <text:span text:style-name="ae5419a">"inner:parent backg."</text:span> <text:span text:style-name="a29ae70">"inner:auto red"</text:span></text:p>
      <text:p><text:span text:style-name="a211f09"><text:s/>super and yellow background<text:s/></text:span><text:line-break/></text:p>
      <text:p>07: <text:span text:style-name="a8e5caf">"outer:parent italic"</text:span> <text:span text:style-name="aa7aa8b">"outer:auto super"</text:span> <text:span text:style-name="a247e51">"inner:parent backg."</text:span> <text:span text:style-name="a5e8055">"inner:auto red"</text:span></text:p>
      <text:p><text:span text:style-name="a1851bb"><text:s/>super, yellow background and red<text:s/></text:span><text:line-break/></text:p>
      <text:p>08: <text:span text:style-name="a5d26d7">"outer:parent italic"</text:span> <text:span text:style-name="a1a2c59">"outer:auto super"</text:span> <text:span text:style-name="a342c45">"inner:parent backg."</text:span> <text:span text:style-name="a800d22">"inner:auto red"</text:span></text:p>
      <text:p><text:span text:style-name="a86cc32"><text:s/>italic<text:s/></text:span><text:line-break/></text:p>
      <text:p>09: <text:span text:style-name="a0a513e">"outer:parent italic"</text:span> <text:span text:style-name="a1af62a">"outer:auto super"</text:span> <text:span text:style-name="af7c1be">"inner:parent backg."</text:span> <text:span text:style-name="aa7c74b">"inner:auto red"</text:span></text:p>
      <text:p><text:span text:style-name="a2d2caa"><text:s/>italic and red<text:s/></text:span><text:line-break/></text:p>
      <text:p>10: <text:span text:style-name="a51164b">"outer:parent italic"</text:span> <text:span text:style-name="a092abe">"outer:auto super"</text:span> <text:span text:style-name="a38d25a">"inner:parent backg."</text:span> <text:span text:style-name="ae0d6ab">"inner:auto red"</text:span></text:p>
      <text:p><text:span text:style-name="a01eadd"><text:s/>italic and yellow background<text:s/></text:span><text:line-break/></text:p>
      <text:p>11: <text:span text:style-name="add51b6">"outer:parent italic"</text:span> <text:span text:style-name="ac57ef7">"outer:auto super"</text:span> <text:span text:style-name="aff3cf4">"inner:parent backg."</text:span> <text:span text:style-name="a5f7147">"inner:auto red"</text:span></text:p>
      <text:p><text:span text:style-name="adc0d94"><text:s/>italic, yellow background and red<text:s/></text:span><text:line-break/></text:p>
      <text:p>12: <text:span text:style-name="a3c6d57">"outer:parent italic"</text:span> <text:span text:style-name="a5c95f2">"outer:auto super"</text:span> <text:span text:style-name="aee31b9">"inner:parent backg."</text:span> <text:span text:style-name="a738455">"inner:auto red"</text:span></text:p>
      <text:p><text:span text:style-name="ac4cabb"><text:s/>italic and super<text:s/></text:span><text:line-break/></text:p>
      <text:p>13: <text:span text:style-name="ab933aa">"outer:parent italic"</text:span> <text:span text:style-name="ae19718">"outer:auto super"</text:span> <text:span text:style-name="ad7398f">"inner:parent backg."</text:span> <text:span text:style-name="a9cb149">"inner:auto red"</text:span></text:p>
      <text:p><text:span text:style-name="a24e075"><text:s/>italic, super and red<text:s/></text:span><text:line-break/></text:p>
      <text:p>14: <text:span text:style-name="a6bed2b">"outer:parent italic"</text:span> <text:span text:style-name="a2d73cf">"outer:auto super"</text:span> <text:span text:style-name="a9d4327">"inner:parent backg."</text:span> <text:span text:style-name="aad2f75">"inner:auto red"</text:span></text:p>
      <text:p><text:span text:style-name="a527f27"><text:s/>italic, super and yellow background<text:s/></text:span><text:line-break/></text:p>
      <text:p>15: <text:span text:style-name="af102bd">"outer:parent italic"</text:span> <text:span text:style-name="a029ae9">"outer:auto super"</text:span> <text:span text:style-name="a336af3">"inner:parent backg."</text:span> <text:span text:style-name="aeb9086">"inner:auto red"</text:span></text:p>
      <text:p><text:span text:style-name="a44b023"><text:s/>italic, super, yellow background and red<text:s/></text:span><text:line-break/></text:p>
      <text:p>Three styles: Courier, sub, super (outer to inner):<text:span text:style-name="afeeb4e">super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  <office:styles>
    <style:style style:family="text" style:name="BACKGROUND_YELLOW" style:parent-style-name="default_character_style">
      <style:text-properties fo:background-color="#FFFF00"/>
    </style:style>
    <style:style style:family="text" style:name="BLUE" style:parent-style-name="default_character_style">
      <style:text-properties fo:background-color="#0000FF"/>
    </style:style>
    <style:style style:family="text" style:name="BOLD" style:parent-style-name="default_character_style">
      <style:text-properties fo:font-weight="bold" style:font-weight-asian="bold"/>
    </style:style>
    <style:style style:family="text" style:name="ITALIC" style:parent-style-name="default_character_style">
      <style:text-properties fo:font-style="italic" style:font-style-asian="italic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9</dc:date>
    <meta:editing-cycles>2</meta:editing-cycles>
    <meta:editing-duration>PT0.013S</meta:editing-duration>
  </office:meta>
</office:document-meta>
</file>